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b5d07" officeooo:paragraph-rsid="000b5d07"/>
    </style:style>
    <style:style style:name="P2" style:family="paragraph" style:parent-style-name="Standard">
      <style:text-properties officeooo:rsid="000d4376" officeooo:paragraph-rsid="000b5d07"/>
    </style:style>
    <style:style style:name="P3" style:family="paragraph" style:parent-style-name="Standard">
      <style:text-properties officeooo:rsid="000d4376" officeooo:paragraph-rsid="000d4376"/>
    </style:style>
    <style:style style:name="P4" style:family="paragraph" style:parent-style-name="Standard">
      <style:text-properties officeooo:rsid="0010927a" officeooo:paragraph-rsid="0010927a"/>
    </style:style>
    <style:style style:name="P5" style:family="paragraph" style:parent-style-name="Standard">
      <style:text-properties officeooo:rsid="0012da39" officeooo:paragraph-rsid="0012da39"/>
    </style:style>
    <style:style style:name="P6" style:family="paragraph" style:parent-style-name="Standard">
      <style:text-properties officeooo:rsid="00146298" officeooo:paragraph-rsid="00146298"/>
    </style:style>
    <style:style style:name="P7" style:family="paragraph" style:parent-style-name="Standard">
      <style:text-properties officeooo:rsid="00168701" officeooo:paragraph-rsid="00168701"/>
    </style:style>
    <style:style style:name="P8" style:family="paragraph" style:parent-style-name="Standard">
      <style:text-properties officeooo:rsid="00187ba9" officeooo:paragraph-rsid="00187ba9"/>
    </style:style>
    <style:style style:name="P9" style:family="paragraph" style:parent-style-name="Standard">
      <style:text-properties officeooo:rsid="001a2bb3" officeooo:paragraph-rsid="001a2bb3"/>
    </style:style>
    <style:style style:name="P10" style:family="paragraph" style:parent-style-name="Standard">
      <style:text-properties officeooo:rsid="001b336c" officeooo:paragraph-rsid="001b336c"/>
    </style:style>
    <style:style style:name="P11" style:family="paragraph" style:parent-style-name="Standard">
      <style:text-properties officeooo:rsid="001b40b5" officeooo:paragraph-rsid="001b40b5"/>
    </style:style>
    <style:style style:name="P12" style:family="paragraph" style:parent-style-name="Standard">
      <style:text-properties officeooo:rsid="001fd200" officeooo:paragraph-rsid="001fd200"/>
    </style:style>
    <style:style style:name="P13" style:family="paragraph" style:parent-style-name="Standard">
      <style:text-properties officeooo:rsid="001fd200" officeooo:paragraph-rsid="001fd200"/>
    </style:style>
    <style:style style:name="P14" style:family="paragraph" style:parent-style-name="Standard">
      <style:text-properties officeooo:rsid="002285a7" officeooo:paragraph-rsid="002285a7"/>
    </style:style>
    <style:style style:name="P15" style:family="paragraph" style:parent-style-name="Standard">
      <style:text-properties officeooo:rsid="0023f192" officeooo:paragraph-rsid="0023f192"/>
    </style:style>
    <style:style style:name="T1" style:family="text">
      <style:text-properties officeooo:rsid="0010f740"/>
    </style:style>
    <style:style style:name="T2" style:family="text">
      <style:text-properties officeooo:rsid="00146298"/>
    </style:style>
    <style:style style:name="T3" style:family="text">
      <style:text-properties officeooo:rsid="001e01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na218: Hercules ARM CORTEX R4/R5기반 MCU에서 인터럽트와 예외 처리</text:p>
      <text:p text:style-name="P2"/>
      <text:p text:style-name="P2">Spna219:예제 분석</text:p>
      <text:p text:style-name="P3">HALCOGEN interrupt 설정에서 인터럽트 모드가 Dispatch Mode, Vector Mode 가 있는데 이중 Dispatch Mode를 사용 이때 Dispatch함수로 _irqDispatch ( )라는 어셈블리 함수를 사용함.</text:p>
      <text:p text:style-name="P4">해당모드를 사용하기 위해서는 R5-MPU-PMU 탭에서 Enable IRQ Handling via VIC Controller 옵션 해제가 필요.</text:p>
      <text:p text:style-name="P4">설정시 <text:span text:style-name="T2">HL_sys_intvecs.asm 파일의 dataEntry에 b _irqDispatch가 추가되어 해당 함수를 실행하게 됨.</text:span></text:p>
      <text:p text:style-name="P4">이를 통해서 <text:span text:style-name="T1">IRQ Vector가 HW를 통해서 <text:s/>fetch 될지 SW dispatch를 통해서 fetch 될지 선택이 가능</text:span></text:p>
      <text:p text:style-name="P5">CORTEX-R5는 HW적으로 nested <text:s/>Interrupt가 지원되지 않으므로 체크 해제 해서 소프트웨어를 통해서 동작하게끔 수정이 필요.</text:p>
      <text:p text:style-name="P8">테스트 결과 예제에서 nested interrupt는 rti인터럽트 간에만 보장이 되는 것으로 확인</text:p>
      <text:p text:style-name="P8">cap1, <text:s/>cap2간에는 nested 하게 발생 안하고 둘 중 하나 만 계속 인터럽트가 발생(UART 병목 때문)</text:p>
      <text:p text:style-name="P8">rtos에서는 아예 인터럽트가 발생 하지 않거나 하는 식으로 비정상 동작을 하였음. </text:p>
      <text:p text:style-name="P5"/>
      <text:p text:style-name="P6">SW를 통해 인터럽트를 실행할때 두 단계(어셈 핸들러-&gt;C핸들러 -&gt;어셈핸들러)로 구성</text:p>
      <text:p text:style-name="P6">1.어셈블어로 구현된 인터럽트 핸들러 _irqDispatch가 호출되어 실행</text:p>
      <text:p text:style-name="P6">2._irqDispatch내부에서 irqDispatch라는 C함수가 호출되어 적절한 인터럽트 핸들러 필요.</text:p>
      <text:p text:style-name="P6"/>
      <text:p text:style-name="P6"/>
      <text:p text:style-name="P6">앞으로 해야할일</text:p>
      <text:p text:style-name="P6">1.cortex R4/R5 인터럽트 구조를 이해하지 못하면 해당 코드 이해 불가 =&gt;SPNS 218문서 읽기</text:p>
      <text:p text:style-name="P6">2.nested interrupt 파악하기→SPNS 219문서.</text:p>
      <text:p text:style-name="P7">3.FREE_RTOS에 추가하기</text:p>
      <text:p text:style-name="P6"/>
      <text:p text:style-name="P6"/>
      <text:p text:style-name="P9">FREERTOS nested interrupt 구현</text:p>
      <text:p text:style-name="P9">FREERTOS에서는 컨텍스트 스위칭을 하는데 이부분을 nested interrupt에서 추가나 변경을 해 주어야 할 필요가 있다.</text:p>
      <text:p text:style-name="P9"/>
      <text:p text:style-name="P9">FREERTOS 컨텍스트 스위칭 관련 파일</text:p>
      <text:p text:style-name="P9">os_portasm.asm</text:p>
      <text:p text:style-name="P9">HL_sys_intevec.asm</text:p>
      <text:p text:style-name="P9">os_port.c</text:p>
      <text:p text:style-name="P9"/>
      <text:p text:style-name="P10">swi 발생 →context switching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rtos에서 nested Interrupt 구현</text:p>
      <text:p text:style-name="P11">FreeRTOS에서 기존 nested interrupt 예제를 이식하면 prefetch abort가 발생하여 문제가 발생한다.</text:p>
      <text:p text:style-name="P11">FreeRTOS는 rti 기반으로 운영되는데 rti 인터럽트가 발생하면 원래 vPortPreemptiveTick 함수 호출 후 내부의 <text:s/><text:span text:style-name="T3">portRESTORE_CONTEXT 매크로 호출후 prefetch abort가 발생하여 중단된다. </text:span></text:p>
      <text:p text:style-name="P11"/>
      <text:p text:style-name="P12">해결방안</text:p>
      <text:p text:style-name="P12">1. 선택적으로 nested interrupt가 발생하게 만든다.</text:p>
      <text:p text:style-name="P12">2. 원인이된 컨텍스트 스위칭으로 보이므로 매크로를 지우고 디버깅.</text:p>
      <text:p text:style-name="P14">3. prefetch abort 원인 확인 → rti 인터럽트 핸들러(vPortPreemptiveTick)내부에서 portRESTORE_CONTEXT를 통해 context switching 을 마무리하고 다른 태스크로 넘어가서 동작하는데 이 때에 주소가 제대로 복구 되지 못하여 prefetch abort가 발생.</text:p>
      <text:p text:style-name="P14"/>
      <text:p text:style-name="P15">Context switching코드 분석 필요.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09:34:28.682318916</meta:creation-date>
    <dc:date>2019-06-03T13:07:02.105863010</dc:date>
    <meta:editing-duration>PT18H46M18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2" meta:paragraph-count="32" meta:word-count="726" meta:character-count="1632" meta:non-whitespace-character-count="1375"/>
  </office:meta>
</office:document-meta>
</file>